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Quattrocento" svg:font-family="Quattrocento, Georgia, Tahoma, Verdana, Aria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Tabell1" style:family="table">
      <style:table-properties style:width="15.822cm" table:align="left"/>
    </style:style>
    <style:style style:name="Tabell1.A" style:family="table-column">
      <style:table-column-properties style:column-width="0.937cm"/>
    </style:style>
    <style:style style:name="Tabell1.B" style:family="table-column">
      <style:table-column-properties style:column-width="3.958cm"/>
    </style:style>
    <style:style style:name="Tabell1.C" style:family="table-column">
      <style:table-column-properties style:column-width="4.577cm"/>
    </style:style>
    <style:style style:name="Tabell1.D" style:family="table-column">
      <style:table-column-properties style:column-width="5.345cm"/>
    </style:style>
    <style:style style:name="Tabell1.E" style:family="table-column">
      <style:table-column-properties style:column-width="1.005cm"/>
    </style:style>
    <style:style style:name="Tabell1.1" style:family="table-row">
      <style:table-row-properties style:min-row-height="1.018cm"/>
    </style:style>
    <style:style style:name="Tabell1.A1" style:family="table-cell">
      <style:table-cell-properties fo:padding-left="0.191cm" fo:padding-right="0.191cm" fo:padding-top="0cm" fo:padding-bottom="0cm" fo:border="0.5pt solid #bfbfbf" style:writing-mode="lr-tb"/>
    </style:style>
    <style:style style:name="Tabell1.2" style:family="table-row">
      <style:table-row-properties style:min-row-height="1.046cm"/>
    </style:style>
    <style:style style:name="Tabell1.A2" style:family="table-cell">
      <style:table-cell-properties fo:background-color="#f2f2f2" fo:padding-left="0.191cm" fo:padding-right="0.191cm" fo:padding-top="0cm" fo:padding-bottom="0cm" fo:border="0.5pt solid #bfbfbf" style:writing-mode="lr-tb">
        <style:background-image/>
      </style:table-cell-properties>
    </style:style>
    <style:style style:name="Tabell1.A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1.B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1.C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1.D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1.E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2" style:family="table">
      <style:table-properties style:width="15.822cm" table:align="left"/>
    </style:style>
    <style:style style:name="Tabell2.A" style:family="table-column">
      <style:table-column-properties style:column-width="0.937cm"/>
    </style:style>
    <style:style style:name="Tabell2.B" style:family="table-column">
      <style:table-column-properties style:column-width="3.958cm"/>
    </style:style>
    <style:style style:name="Tabell2.C" style:family="table-column">
      <style:table-column-properties style:column-width="4.577cm"/>
    </style:style>
    <style:style style:name="Tabell2.D" style:family="table-column">
      <style:table-column-properties style:column-width="5.345cm"/>
    </style:style>
    <style:style style:name="Tabell2.E" style:family="table-column">
      <style:table-column-properties style:column-width="1.005cm"/>
    </style:style>
    <style:style style:name="Tabell2.1" style:family="table-row">
      <style:table-row-properties style:min-row-height="1.018cm"/>
    </style:style>
    <style:style style:name="Tabell2.A1" style:family="table-cell">
      <style:table-cell-properties fo:padding-left="0.191cm" fo:padding-right="0.191cm" fo:padding-top="0cm" fo:padding-bottom="0cm" fo:border="0.5pt solid #bfbfbf" style:writing-mode="lr-tb"/>
    </style:style>
    <style:style style:name="Tabell2.2" style:family="table-row">
      <style:table-row-properties style:min-row-height="1.046cm"/>
    </style:style>
    <style:style style:name="Tabell2.A2" style:family="table-cell">
      <style:table-cell-properties fo:background-color="#f2f2f2" fo:padding-left="0.191cm" fo:padding-right="0.191cm" fo:padding-top="0cm" fo:padding-bottom="0cm" fo:border="0.5pt solid #bfbfbf" style:writing-mode="lr-tb">
        <style:background-image/>
      </style:table-cell-properties>
    </style:style>
    <style:style style:name="Tabell3" style:family="table">
      <style:table-properties style:width="15.822cm" table:align="left"/>
    </style:style>
    <style:style style:name="Tabell3.A" style:family="table-column">
      <style:table-column-properties style:column-width="0.937cm"/>
    </style:style>
    <style:style style:name="Tabell3.B" style:family="table-column">
      <style:table-column-properties style:column-width="3.958cm"/>
    </style:style>
    <style:style style:name="Tabell3.C" style:family="table-column">
      <style:table-column-properties style:column-width="4.577cm"/>
    </style:style>
    <style:style style:name="Tabell3.D" style:family="table-column">
      <style:table-column-properties style:column-width="5.345cm"/>
    </style:style>
    <style:style style:name="Tabell3.E" style:family="table-column">
      <style:table-column-properties style:column-width="1.005cm"/>
    </style:style>
    <style:style style:name="Tabell3.1" style:family="table-row">
      <style:table-row-properties style:min-row-height="1.018cm"/>
    </style:style>
    <style:style style:name="Tabell3.A1" style:family="table-cell">
      <style:table-cell-properties fo:padding-left="0.191cm" fo:padding-right="0.191cm" fo:padding-top="0cm" fo:padding-bottom="0cm" fo:border="0.5pt solid #bfbfbf" style:writing-mode="lr-tb"/>
    </style:style>
    <style:style style:name="Tabell3.2" style:family="table-row">
      <style:table-row-properties style:min-row-height="1.046cm"/>
    </style:style>
    <style:style style:name="Tabell3.A2" style:family="table-cell">
      <style:table-cell-properties fo:background-color="#f2f2f2" fo:padding-left="0.191cm" fo:padding-right="0.191cm" fo:padding-top="0cm" fo:padding-bottom="0cm" fo:border="0.5pt solid #bfbfbf" style:writing-mode="lr-tb">
        <style:background-image/>
      </style:table-cell-properties>
    </style:style>
    <style:style style:name="Tabell3.A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3.B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3.C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3.D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ell3.E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P1" style:family="paragraph" style:parent-style-name="Normal">
      <style:paragraph-properties fo:break-before="page"/>
    </style:style>
    <style:style style:name="P2" style:family="paragraph" style:parent-style-name="Normal">
      <style:text-properties style:font-name="Times New Roman" style:font-name-complex="Times New Roman"/>
    </style:style>
    <style:style style:name="P3" style:family="paragraph" style:parent-style-name="Normal">
      <style:paragraph-properties fo:line-height="115%"/>
      <style:text-properties style:font-name="Times New Roman" officeooo:rsid="0004702a" officeooo:paragraph-rsid="0004702a" style:font-name-complex="Times New Roman"/>
    </style:style>
    <style:style style:name="P4" style:family="paragraph" style:parent-style-name="Normal">
      <style:paragraph-properties fo:line-height="115%"/>
      <style:text-properties style:font-name="Times New Roman" style:font-name-complex="Times New Roman"/>
    </style:style>
    <style:style style:name="P5" style:family="paragraph" style:parent-style-name="Normal">
      <style:paragraph-properties fo:line-height="115%"/>
      <style:text-properties style:font-name="Times New Roman" officeooo:rsid="0007527c" officeooo:paragraph-rsid="0007527c" style:font-name-complex="Times New Roman"/>
    </style:style>
    <style:style style:name="P6" style:family="paragraph" style:parent-style-name="Normal">
      <style:paragraph-properties fo:margin-top="0cm" fo:margin-bottom="0cm" style:contextual-spacing="false" fo:line-height="115%"/>
      <style:text-properties style:font-name="Times New Roman" fo:font-weight="bold" officeooo:paragraph-rsid="0007527c" style:font-weight-asian="bold" style:font-name-complex="Times New Roman" style:font-weight-complex="bold"/>
    </style:style>
    <style:style style:name="P7" style:family="paragraph" style:parent-style-name="Normal">
      <style:paragraph-properties fo:margin-top="0cm" fo:margin-bottom="0cm" style:contextual-spacing="false" fo:line-height="115%"/>
      <style:text-properties fo:color="#00b050" style:font-name="Times New Roman" officeooo:paragraph-rsid="0007527c" style:font-name-complex="Times New Roman"/>
    </style:style>
    <style:style style:name="P8" style:family="paragraph" style:parent-style-name="Normal">
      <style:paragraph-properties fo:margin-top="0cm" fo:margin-bottom="0cm" style:contextual-spacing="false" fo:line-height="115%"/>
      <style:text-properties fo:color="#00b050" style:font-name="Times New Roman" officeooo:paragraph-rsid="00079027" style:font-name-complex="Times New Roman"/>
    </style:style>
    <style:style style:name="P9" style:family="paragraph" style:parent-style-name="Normal">
      <style:paragraph-properties fo:margin-top="0cm" fo:margin-bottom="0cm" style:contextual-spacing="false" fo:line-height="115%"/>
      <style:text-properties officeooo:paragraph-rsid="0007527c"/>
    </style:style>
    <style:style style:name="P10" style:family="paragraph" style:parent-style-name="Normal">
      <style:paragraph-properties fo:margin-top="0cm" fo:margin-bottom="0cm" style:contextual-spacing="false" fo:line-height="115%"/>
      <style:text-properties fo:color="#000000" style:font-name="Times New Roman" officeooo:paragraph-rsid="0007527c" style:font-name-complex="Times New Roman"/>
    </style:style>
    <style:style style:name="P11" style:family="paragraph" style:parent-style-name="Normal">
      <style:paragraph-properties fo:text-align="center" style:justify-single-word="false"/>
      <style:text-properties style:font-name="Times New Roman" fo:font-size="20pt" officeooo:rsid="0009e214" officeooo:paragraph-rsid="0009e214" style:font-size-asian="20pt" style:font-name-complex="Times New Roman" style:font-size-complex="20pt"/>
    </style:style>
    <style:style style:name="P12" style:family="paragraph" style:parent-style-name="Normal">
      <style:text-properties style:font-name="Times New Roman" officeooo:paragraph-rsid="001044f3" style:font-name-complex="Times New Roman"/>
    </style:style>
    <style:style style:name="P13" style:family="paragraph" style:parent-style-name="Normal">
      <style:text-properties style:font-name="Times New Roman" officeooo:paragraph-rsid="00145fe1" style:font-name-complex="Times New Roman"/>
    </style:style>
    <style:style style:name="P14" style:family="paragraph" style:parent-style-name="Normal">
      <style:text-properties officeooo:paragraph-rsid="000db56d"/>
    </style:style>
    <style:style style:name="P15" style:family="paragraph" style:parent-style-name="Normal">
      <style:text-properties officeooo:paragraph-rsid="001044f3"/>
    </style:style>
    <style:style style:name="P16" style:family="paragraph" style:parent-style-name="Normal">
      <style:text-properties officeooo:paragraph-rsid="00145fe1"/>
    </style:style>
    <style:style style:name="P17" style:family="paragraph" style:parent-style-name="Normal">
      <style:paragraph-properties fo:margin-top="0cm" fo:margin-bottom="0cm" style:contextual-spacing="false" fo:line-height="115%"/>
      <style:text-properties style:font-name="Times New Roman" officeooo:rsid="0007527c" officeooo:paragraph-rsid="0007527c" style:font-name-complex="Times New Roman"/>
    </style:style>
    <style:style style:name="P18" style:family="paragraph" style:parent-style-name="Normal">
      <style:paragraph-properties fo:margin-top="0cm" fo:margin-bottom="0cm" style:contextual-spacing="false" fo:line-height="115%"/>
      <style:text-properties style:font-name="Times New Roman" officeooo:rsid="0007527c" officeooo:paragraph-rsid="000fe62e" style:font-name-complex="Times New Roman"/>
    </style:style>
    <style:style style:name="P19" style:family="paragraph" style:parent-style-name="Normal">
      <style:paragraph-properties fo:margin-top="0cm" fo:margin-bottom="0cm" style:contextual-spacing="false" fo:line-height="115%"/>
      <style:text-properties style:font-name="Times New Roman" officeooo:rsid="0007527c" officeooo:paragraph-rsid="001044f3" style:font-name-complex="Times New Roman"/>
    </style:style>
    <style:style style:name="P20" style:family="paragraph" style:parent-style-name="Normal">
      <style:paragraph-properties fo:margin-top="0cm" fo:margin-bottom="0cm" style:contextual-spacing="false" fo:line-height="115%"/>
      <style:text-properties style:font-name="Times New Roman" officeooo:rsid="0007527c" officeooo:paragraph-rsid="00145fe1" style:font-name-complex="Times New Roman"/>
    </style:style>
    <style:style style:name="P21" style:family="paragraph" style:parent-style-name="Normal">
      <style:paragraph-properties fo:margin-top="0cm" fo:margin-bottom="0cm" style:contextual-spacing="false" fo:line-height="115%"/>
      <style:text-properties style:font-name="Times New Roman" officeooo:rsid="000f0783" officeooo:paragraph-rsid="000f0783" style:font-name-complex="Times New Roman"/>
    </style:style>
    <style:style style:name="P22" style:family="paragraph" style:parent-style-name="Normal">
      <style:paragraph-properties fo:margin-top="0cm" fo:margin-bottom="0cm" style:contextual-spacing="false" fo:line-height="115%"/>
      <style:text-properties style:font-name="Times New Roman" officeooo:rsid="000f0783" officeooo:paragraph-rsid="000fe62e" style:font-name-complex="Times New Roman"/>
    </style:style>
    <style:style style:name="P23" style:family="paragraph" style:parent-style-name="Normal">
      <style:paragraph-properties fo:margin-top="0cm" fo:margin-bottom="0cm" style:contextual-spacing="false" fo:line-height="115%"/>
      <style:text-properties style:font-name="Times New Roman" officeooo:rsid="000f0783" officeooo:paragraph-rsid="001044f3" style:font-name-complex="Times New Roman"/>
    </style:style>
    <style:style style:name="P24" style:family="paragraph" style:parent-style-name="Normal">
      <style:paragraph-properties fo:margin-top="0cm" fo:margin-bottom="0cm" style:contextual-spacing="false" fo:line-height="115%"/>
      <style:text-properties style:font-name="Times New Roman" officeooo:rsid="000f0783" officeooo:paragraph-rsid="00145fe1" style:font-name-complex="Times New Roman"/>
    </style:style>
    <style:style style:name="P25" style:family="paragraph" style:parent-style-name="Normal">
      <style:paragraph-properties fo:margin-top="0cm" fo:margin-bottom="0cm" style:contextual-spacing="false" fo:line-height="115%"/>
      <style:text-properties style:font-name="Times New Roman" officeooo:rsid="001044f3" officeooo:paragraph-rsid="001044f3" style:font-name-complex="Times New Roman"/>
    </style:style>
    <style:style style:name="P26" style:family="paragraph" style:parent-style-name="Normal">
      <style:paragraph-properties fo:margin-top="0cm" fo:margin-bottom="0cm" style:contextual-spacing="false" fo:line-height="115%"/>
      <style:text-properties style:font-name="Times New Roman" officeooo:rsid="001044f3" officeooo:paragraph-rsid="00117534" style:font-name-complex="Times New Roman"/>
    </style:style>
    <style:style style:name="P27" style:family="paragraph" style:parent-style-name="Normal">
      <style:paragraph-properties fo:margin-top="0cm" fo:margin-bottom="0cm" style:contextual-spacing="false" fo:line-height="115%"/>
      <style:text-properties style:font-name="Times New Roman" officeooo:rsid="001044f3" officeooo:paragraph-rsid="0012e09e" style:font-name-complex="Times New Roman"/>
    </style:style>
    <style:style style:name="P28" style:family="paragraph" style:parent-style-name="Normal">
      <style:paragraph-properties fo:margin-top="0cm" fo:margin-bottom="0cm" style:contextual-spacing="false" fo:line-height="115%"/>
      <style:text-properties style:font-name="Times New Roman" fo:font-weight="bold" officeooo:paragraph-rsid="001044f3" style:font-weight-asian="bold" style:font-name-complex="Times New Roman" style:font-weight-complex="bold"/>
    </style:style>
    <style:style style:name="P29" style:family="paragraph" style:parent-style-name="Normal">
      <style:paragraph-properties fo:margin-top="0cm" fo:margin-bottom="0cm" style:contextual-spacing="false" fo:line-height="115%"/>
      <style:text-properties style:font-name="Times New Roman" fo:font-weight="bold" officeooo:paragraph-rsid="00145fe1" style:font-weight-asian="bold" style:font-name-complex="Times New Roman" style:font-weight-complex="bold"/>
    </style:style>
    <style:style style:name="P30" style:family="paragraph" style:parent-style-name="Normal">
      <style:paragraph-properties fo:margin-top="0cm" fo:margin-bottom="0cm" style:contextual-spacing="false" fo:line-height="115%"/>
      <style:text-properties officeooo:paragraph-rsid="001044f3"/>
    </style:style>
    <style:style style:name="P31" style:family="paragraph" style:parent-style-name="Normal">
      <style:paragraph-properties fo:margin-top="0cm" fo:margin-bottom="0cm" style:contextual-spacing="false" fo:line-height="115%"/>
      <style:text-properties officeooo:paragraph-rsid="00145fe1"/>
    </style:style>
    <style:style style:name="P32" style:family="paragraph" style:parent-style-name="Normal">
      <style:paragraph-properties fo:margin-top="0cm" fo:margin-bottom="0cm" style:contextual-spacing="false" fo:line-height="115%"/>
      <style:text-properties fo:color="#000000" style:font-name="Times New Roman" officeooo:rsid="000f0783" officeooo:paragraph-rsid="000f0783" style:font-name-complex="Times New Roman"/>
    </style:style>
    <style:style style:name="P33" style:family="paragraph" style:parent-style-name="Normal">
      <style:paragraph-properties fo:margin-top="0cm" fo:margin-bottom="0cm" style:contextual-spacing="false" fo:line-height="115%"/>
      <style:text-properties fo:color="#000000" style:font-name="Times New Roman" officeooo:rsid="000f0783" officeooo:paragraph-rsid="00145fe1" style:font-name-complex="Times New Roman"/>
    </style:style>
    <style:style style:name="P34" style:family="paragraph" style:parent-style-name="Normal">
      <style:paragraph-properties fo:margin-top="0cm" fo:margin-bottom="0cm" style:contextual-spacing="false" fo:line-height="115%"/>
      <style:text-properties fo:color="#000000" style:font-name="Times New Roman" officeooo:paragraph-rsid="000fe62e" style:font-name-complex="Times New Roman"/>
    </style:style>
    <style:style style:name="P35" style:family="paragraph" style:parent-style-name="Normal">
      <style:paragraph-properties fo:margin-top="0cm" fo:margin-bottom="0cm" style:contextual-spacing="false" fo:line-height="115%"/>
      <style:text-properties fo:color="#000000" style:font-name="Times New Roman" officeooo:paragraph-rsid="00145fe1" style:font-name-complex="Times New Roman"/>
    </style:style>
    <style:style style:name="P36" style:family="paragraph" style:parent-style-name="Normal">
      <style:paragraph-properties fo:margin-top="0cm" fo:margin-bottom="0cm" style:contextual-spacing="false" fo:line-height="115%"/>
      <style:text-properties fo:color="#000000" style:font-name="Times New Roman" officeooo:rsid="0007527c" officeooo:paragraph-rsid="000fe62e" style:font-name-complex="Times New Roman"/>
    </style:style>
    <style:style style:name="P37" style:family="paragraph" style:parent-style-name="Normal">
      <style:paragraph-properties fo:margin-top="0cm" fo:margin-bottom="0cm" style:contextual-spacing="false" fo:line-height="115%"/>
      <style:text-properties fo:color="#000000" style:font-name="Times New Roman" officeooo:rsid="0007527c" officeooo:paragraph-rsid="001044f3" style:font-name-complex="Times New Roman"/>
    </style:style>
    <style:style style:name="P38" style:family="paragraph" style:parent-style-name="Normal">
      <style:paragraph-properties fo:margin-top="0cm" fo:margin-bottom="0cm" style:contextual-spacing="false" fo:line-height="115%"/>
      <style:text-properties fo:color="#000000" style:font-name="Times New Roman" officeooo:rsid="0007527c" officeooo:paragraph-rsid="00145fe1" style:font-name-complex="Times New Roman"/>
    </style:style>
    <style:style style:name="P39" style:family="paragraph" style:parent-style-name="Normal">
      <style:paragraph-properties fo:margin-top="0cm" fo:margin-bottom="0cm" style:contextual-spacing="false" fo:line-height="115%"/>
      <style:text-properties fo:color="#000000" style:font-name="Times New Roman" officeooo:rsid="001044f3" officeooo:paragraph-rsid="001044f3" style:font-name-complex="Times New Roman"/>
    </style:style>
    <style:style style:name="P40" style:family="paragraph" style:parent-style-name="Normal">
      <style:paragraph-properties fo:margin-top="0cm" fo:margin-bottom="0cm" style:contextual-spacing="false" fo:line-height="115%"/>
      <style:text-properties fo:color="#000000" style:font-name="Times New Roman" officeooo:rsid="001044f3" officeooo:paragraph-rsid="00117534" style:font-name-complex="Times New Roman"/>
    </style:style>
    <style:style style:name="P41" style:family="paragraph" style:parent-style-name="Normal">
      <style:paragraph-properties fo:margin-top="0cm" fo:margin-bottom="0cm" style:contextual-spacing="false" fo:line-height="115%"/>
      <style:text-properties fo:color="#000000" style:font-name="Times New Roman" officeooo:rsid="001044f3" officeooo:paragraph-rsid="0012e09e" style:font-name-complex="Times New Roman"/>
    </style:style>
    <style:style style:name="P42" style:family="paragraph" style:parent-style-name="Normal">
      <style:paragraph-properties fo:margin-top="0cm" fo:margin-bottom="0cm" style:contextual-spacing="false" fo:line-height="115%"/>
      <style:text-properties fo:color="#00b050" style:font-name="Times New Roman" officeooo:paragraph-rsid="000fe62e" style:font-name-complex="Times New Roman"/>
    </style:style>
    <style:style style:name="P43" style:family="paragraph" style:parent-style-name="Normal">
      <style:paragraph-properties fo:margin-top="0cm" fo:margin-bottom="0cm" style:contextual-spacing="false" fo:line-height="115%"/>
      <style:text-properties fo:color="#00b050" style:font-name="Times New Roman" officeooo:paragraph-rsid="001044f3" style:font-name-complex="Times New Roman"/>
    </style:style>
    <style:style style:name="P44" style:family="paragraph" style:parent-style-name="Normal">
      <style:paragraph-properties fo:margin-top="0cm" fo:margin-bottom="0cm" style:contextual-spacing="false" fo:line-height="115%"/>
      <style:text-properties fo:color="#00b050" style:font-name="Times New Roman" officeooo:paragraph-rsid="0012e09e" style:font-name-complex="Times New Roman"/>
    </style:style>
    <style:style style:name="P45" style:family="paragraph" style:parent-style-name="Normal">
      <style:paragraph-properties fo:margin-top="0cm" fo:margin-bottom="0cm" style:contextual-spacing="false" fo:line-height="115%"/>
      <style:text-properties fo:color="#00b050" style:font-name="Times New Roman" officeooo:paragraph-rsid="00145fe1" style:font-name-complex="Times New Roman"/>
    </style:style>
    <style:style style:name="P46" style:family="paragraph" style:parent-style-name="Normal">
      <style:paragraph-properties fo:margin-top="0cm" fo:margin-bottom="0cm" style:contextual-spacing="false" fo:line-height="115%"/>
      <style:text-properties officeooo:rsid="000fe62e" officeooo:paragraph-rsid="000fe62e"/>
    </style:style>
    <style:style style:name="P47" style:family="paragraph" style:parent-style-name="Normal">
      <style:paragraph-properties fo:margin-top="0cm" fo:margin-bottom="0cm" style:contextual-spacing="false" fo:line-height="115%"/>
      <style:text-properties officeooo:rsid="000fe62e" officeooo:paragraph-rsid="001044f3"/>
    </style:style>
    <style:style style:name="P48" style:family="paragraph" style:parent-style-name="Normal">
      <style:paragraph-properties fo:margin-top="0cm" fo:margin-bottom="0cm" style:contextual-spacing="false" fo:line-height="115%"/>
      <style:text-properties officeooo:rsid="000fe62e" officeooo:paragraph-rsid="00145fe1"/>
    </style:style>
    <style:style style:name="P49" style:family="paragraph" style:parent-style-name="Heading_20_1">
      <style:text-properties style:font-name="Times New Roman" style:font-name-complex="Times New Roman"/>
    </style:style>
    <style:style style:name="P50" style:family="paragraph" style:parent-style-name="Heading_20_1">
      <style:paragraph-properties fo:text-align="center" style:justify-single-word="false"/>
      <style:text-properties style:font-name="Times New Roman" officeooo:paragraph-rsid="0009e214" style:font-name-complex="Times New Roman"/>
    </style:style>
    <style:style style:name="P51" style:family="paragraph" style:parent-style-name="Heading_20_1">
      <style:text-properties officeooo:paragraph-rsid="0007527c"/>
    </style:style>
    <style:style style:name="P52" style:family="paragraph" style:parent-style-name="Heading_20_1">
      <style:text-properties officeooo:paragraph-rsid="001044f3"/>
    </style:style>
    <style:style style:name="P53" style:family="paragraph" style:parent-style-name="Heading_20_1">
      <style:text-properties officeooo:paragraph-rsid="00145fe1"/>
    </style:style>
    <style:style style:name="P54" style:family="paragraph" style:parent-style-name="Liststycke" style:list-style-name="L1">
      <style:text-properties style:font-name="Times New Roman" officeooo:rsid="000fe62e" officeooo:paragraph-rsid="000fe62e" style:font-name-complex="Times New Roman"/>
    </style:style>
    <style:style style:name="P55" style:family="paragraph" style:parent-style-name="Liststycke" style:list-style-name="L1">
      <style:text-properties style:font-name="Times New Roman" officeooo:rsid="000fe62e" officeooo:paragraph-rsid="001044f3" style:font-name-complex="Times New Roman"/>
    </style:style>
    <style:style style:name="P56" style:family="paragraph" style:parent-style-name="Liststycke" style:list-style-name="L1">
      <style:text-properties style:font-name="Times New Roman" officeooo:rsid="000fe62e" officeooo:paragraph-rsid="00145fe1" style:font-name-complex="Times New Roman"/>
    </style:style>
    <style:style style:name="P57" style:family="paragraph" style:parent-style-name="Heading_20_2">
      <style:text-properties style:font-name="Times New Roman" fo:font-size="12pt" style:font-size-asian="12pt" style:font-name-complex="Times New Roman" style:font-size-complex="12pt"/>
    </style:style>
    <style:style style:name="P58" style:family="paragraph" style:parent-style-name="Heading_20_2">
      <style:text-properties style:font-name="Times New Roman" fo:font-size="12pt" officeooo:paragraph-rsid="001044f3" style:font-size-asian="12pt" style:font-name-complex="Times New Roman" style:font-size-complex="12pt"/>
    </style:style>
    <style:style style:name="P59" style:family="paragraph" style:parent-style-name="Heading_20_2">
      <style:text-properties style:font-name="Times New Roman" fo:font-size="12pt" officeooo:paragraph-rsid="00145fe1" style:font-size-asian="12pt" style:font-name-complex="Times New Roman" style:font-size-complex="12pt"/>
    </style:style>
    <style:style style:name="T1" style:family="text">
      <style:text-properties style:font-name="Times New Roman" style:font-name-complex="Times New Roman"/>
    </style:style>
    <style:style style:name="T2" style:family="text">
      <style:text-properties style:font-name="Times New Roman" style:font-name-complex="Times New Roman" style:font-weight-complex="bold"/>
    </style:style>
    <style:style style:name="T3" style:family="text">
      <style:text-properties style:font-name="Times New Roman" fo:font-size="14pt" style:font-size-asian="14pt" style:font-name-complex="Times New Roman" style:font-size-complex="14pt"/>
    </style:style>
    <style:style style:name="T4" style:family="text">
      <style:text-properties style:font-name="Times New Roman" fo:font-size="14pt" officeooo:rsid="0007527c" style:font-size-asian="14pt" style:font-name-complex="Times New Roman" style:font-size-complex="14pt"/>
    </style:style>
    <style:style style:name="T5" style:family="text">
      <style:text-properties style:font-name="Times New Roman" fo:font-size="14pt" officeooo:rsid="000db56d" style:font-size-asian="14pt" style:font-name-complex="Times New Roman" style:font-size-complex="14pt"/>
    </style:style>
    <style:style style:name="T6" style:family="text">
      <style:text-properties style:font-name="Times New Roman" fo:font-size="14pt" officeooo:rsid="001044f3" style:font-size-asian="14pt" style:font-name-complex="Times New Roman" style:font-size-complex="14pt"/>
    </style:style>
    <style:style style:name="T7" style:family="text">
      <style:text-properties style:font-name="Times New Roman" fo:font-size="14pt" officeooo:rsid="00145fe1" style:font-size-asian="14pt" style:font-name-complex="Times New Roman" style:font-size-complex="14pt"/>
    </style:style>
    <style:style style:name="T8" style:family="text">
      <style:text-properties style:font-name="Times New Roman" fo:font-size="11pt" officeooo:rsid="000db56d" style:font-size-asian="9.60000038146973pt" style:font-name-complex="Times New Roman" style:font-size-complex="11pt"/>
    </style:style>
    <style:style style:name="T9" style:family="text">
      <style:text-properties style:font-name="Times New Roman" fo:font-size="11pt" officeooo:rsid="001044f3" style:font-size-asian="9.60000038146973pt" style:font-name-complex="Times New Roman" style:font-size-complex="11pt"/>
    </style:style>
    <style:style style:name="T10" style:family="text">
      <style:text-properties style:font-name="Times New Roman" fo:font-size="11pt" officeooo:rsid="00145fe1" style:font-size-asian="9.60000038146973pt" style:font-name-complex="Times New Roman" style:font-size-complex="11pt"/>
    </style:style>
    <style:style style:name="T11" style:family="text">
      <style:text-properties fo:color="#00b050" style:font-name="Times New Roman" style:font-name-complex="Times New Roman"/>
    </style:style>
    <style:style style:name="T12" style:family="text">
      <style:text-properties fo:color="#ff0000" style:font-name="Times New Roman" style:font-name-complex="Times New Roman"/>
    </style:style>
    <style:style style:name="T13" style:family="text">
      <style:text-properties fo:color="#c45911" style:font-name="Times New Roman" style:font-name-complex="Times New Roman"/>
    </style:style>
    <style:style style:name="T14" style:family="text">
      <style:text-properties officeooo:rsid="00063cfc"/>
    </style:style>
    <style:style style:name="T15" style:family="text">
      <style:text-properties officeooo:rsid="0007527c"/>
    </style:style>
    <style:style style:name="T16" style:family="text">
      <style:text-properties officeooo:rsid="00079027"/>
    </style:style>
    <style:style style:name="T17" style:family="text">
      <style:text-properties fo:font-size="20pt" officeooo:rsid="0004702a" style:font-size-asian="20pt" style:font-size-complex="20pt"/>
    </style:style>
    <style:style style:name="T18" style:family="text">
      <style:text-properties fo:font-size="20pt" officeooo:rsid="0009e214" style:font-size-asian="20pt" style:font-size-complex="20pt"/>
    </style:style>
    <style:style style:name="T19" style:family="text">
      <style:text-properties officeooo:rsid="000f0783"/>
    </style:style>
    <style:style style:name="T20" style:family="text">
      <style:text-properties officeooo:rsid="000fe62e"/>
    </style:style>
    <style:style style:name="T21" style:family="text">
      <style:text-properties fo:color="#cc0000" officeooo:rsid="0007527c"/>
    </style:style>
    <style:style style:name="T22" style:family="text">
      <style:text-properties fo:color="#cc0000" officeooo:rsid="000fe62e"/>
    </style:style>
    <style:style style:name="T23" style:family="text">
      <style:text-properties fo:color="#cc0000" officeooo:rsid="00145fe1"/>
    </style:style>
    <style:style style:name="T24" style:family="text">
      <style:text-properties officeooo:rsid="001044f3"/>
    </style:style>
    <style:style style:name="T25" style:family="text">
      <style:text-properties officeooo:rsid="0012e09e"/>
    </style:style>
    <style:style style:name="T26" style:family="text">
      <style:text-properties officeooo:rsid="00145fe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ext:span text:style-name="T17">B</text:span><text:span text:style-name="T18">lackboxtestning av Medlemshanteraren 1.0</text:span></text:h>
      <text:p text:style-name="P11"/>
      <text:h text:style-name="P49" text:outline-level="1">1. Applikationsspecifikation</text:h>
      <text:p text:style-name="P3">Applikationen medlemshanteraren lägger till/uppdaterar/tar bort samt listar medlemmar som lagts till i ett register (MySQL-databas), med samma funktionalitet för hantering av Medlemshanterarens administratörer. <text:span text:style-name="T14">För att hantera medlemmar måste en administratör logga in, genom att ange korrekt användaruppgifter. Medlemmar kan sedan läggas till/uppdateras/raderas genom formulär direkt i applikationens interface.</text:span></text:p>
      <text:h text:style-name="P49" text:outline-level="1">2. Förklaring av blackboxtestning</text:h>
      <text:p text:style-name="P4">För att testa att ovanstående applikationsspecifikation överensstämmer med verkligheten kommer ett antal test att utföras för att bekräfta detta. Dessa test utförs utan <text:span text:style-name="T14">att arbeta utifrån applikationens källkod, dvs. direkt i applikationens interface.</text:span></text:p>
      <text:p text:style-name="P5"><text:span text:style-name="T14">T</text:span>estningen delas upp i olika sektioner, där ny sektion anges med ny underrubrik.</text:p>
      <text:p text:style-name="Normal"><text:span text:style-name="Standardstycketeckensnitt"><text:span text:style-name="T1">Testningen fungerar på så sätt att en given input anges tillsammans med en förväntad output och faktisk output. </text:span></text:span><text:span text:style-name="Standardstycketeckensnitt"><text:span text:style-name="T11">Grön text </text:span></text:span><text:span text:style-name="Standardstycketeckensnitt"><text:span text:style-name="T1">symboliserar ett lyckat test, dvs. där programmet körs och levererar förväntat resultat, </text:span></text:span><text:span text:style-name="Standardstycketeckensnitt"><text:span text:style-name="T12">röd text </text:span></text:span><text:span text:style-name="Standardstycketeckensnitt"><text:span text:style-name="T1">symboliserar det motsatta. </text:span></text:span><text:span text:style-name="Standardstycketeckensnitt"><text:span text:style-name="T13">Orange text </text:span></text:span><text:span text:style-name="Standardstycketeckensnitt"><text:span text:style-name="T1">symboliserar att det finns brister i funktionen.</text:span></text:span></text:p>
      <text:p text:style-name="P1"/>
      <text:h text:style-name="P49" text:outline-level="1">3. Blackboxtestning</text:h>
      <text:h text:style-name="P51" text:outline-level="1"><text:span text:style-name="Standardstycketeckensnitt"><text:span text:style-name="T4">3</text:span></text:span><text:span text:style-name="Standardstycketeckensnitt"><text:span text:style-name="T3">.</text:span></text:span><text:span text:style-name="Standardstycketeckensnitt"><text:span text:style-name="T4">1</text:span></text:span><text:span text:style-name="Standardstycketeckensnitt"><text:span text:style-name="T3"> </text:span></text:span><text:span text:style-name="Standardstycketeckensnitt"><text:span text:style-name="T5">Lägga till medlem</text:span></text:span></text:h>
      <text:p text:style-name="P14"><text:span text:style-name="Standardstycketeckensnitt"><text:span text:style-name="T8">För att lägga till en medlem i registret skall medlemmens alla uppgifter fyllas i (förnamn, efternamn, telefonnummer) ett unikt ID för varje medlem tilldelas automatiskt. Uppfylls inte alla kraven skall medlemmen ej läggast till i registret och användaren informeras om varför.</text:span></text:span></text:p>
      <table:table table:name="Tabell1" table:style-name="Tabell1">
        <table:table-column table:style-name="Tabell1.A"/>
        <table:table-column table:style-name="Tabell1.B"/>
        <table:table-column table:style-name="Tabell1.C"/>
        <table:table-column table:style-name="Tabell1.D"/>
        <table:table-column table:style-name="Tabell1.E"/>
        <table:table-row table:style-name="Tabell1.1">
          <table:table-cell table:style-name="Tabell1.A1" office:value-type="string">
            <text:p text:style-name="P6">ID</text:p>
          </table:table-cell>
          <table:table-cell table:style-name="Tabell1.A1" office:value-type="string">
            <text:p text:style-name="P6">INPUT</text:p>
          </table:table-cell>
          <table:table-cell table:style-name="Tabell1.A1" office:value-type="string">
            <text:p text:style-name="P6">FÖRVÄNTAD OUTPUT</text:p>
          </table:table-cell>
          <table:table-cell table:style-name="Tabell1.A1" office:value-type="string">
            <text:p text:style-name="P6">FAKTISKT OUTPUT</text:p>
          </table:table-cell>
          <table:table-cell table:style-name="Tabell1.A1" office:value-type="string">
            <text:p text:style-name="P6">Fel</text:p>
          </table:table-cell>
        </table:table-row>
        <table:table-row table:style-name="Tabell1.2">
          <table:table-cell table:style-name="Tabell1.A2" office:value-type="string">
            <text:p text:style-name="P9"><text:span text:style-name="Standardstycketeckensnitt"><text:span text:style-name="T2">#1</text:span></text:span></text:p>
          </table:table-cell>
          <table:table-cell table:style-name="Tabell1.A2" office:value-type="string">
            <text:p text:style-name="P17"><text:span text:style-name="T19">Förnamn</text:span>: <text:span text:style-name="T19">George R.R</text:span><text:line-break/><text:span text:style-name="T19">Efternamn</text:span>: <text:span text:style-name="T19">Martin</text:span></text:p>
            <text:p text:style-name="P21"><text:span text:style-name="T19">T</text:span>elefon: 555-343232</text:p>
          </table:table-cell>
          <table:table-cell table:style-name="Tabell1.A2" office:value-type="string">
            <text:p text:style-name="P32"><text:span text:style-name="T15">Medlemmen har nu lagts till i registret!</text:span></text:p>
          </table:table-cell>
          <table:table-cell table:style-name="Tabell1.A2" office:value-type="string">
            <text:p text:style-name="P7">”<text:span text:style-name="T19">Medlemmen har nu lagts till i registret”.</text:span></text:p>
          </table:table-cell>
          <table:table-cell table:style-name="Tabell1.A2" office:value-type="string">
            <text:p text:style-name="P7">Nej</text:p>
          </table:table-cell>
        </table:table-row>
        <table:table-row table:style-name="Tabell1.1">
          <table:table-cell table:style-name="Tabell1.A1" office:value-type="string">
            <text:p text:style-name="P9"><text:span text:style-name="Standardstycketeckensnitt"><text:span text:style-name="T2">#2</text:span></text:span></text:p>
          </table:table-cell>
          <table:table-cell table:style-name="Tabell1.A1" office:value-type="string">
            <text:p text:style-name="P18"><text:span text:style-name="T19">Förnamn</text:span>: <text:span text:style-name="T20">Peter</text:span><text:line-break/><text:span text:style-name="T19">Efternamn</text:span>: <text:span text:style-name="T20">Bishop</text:span></text:p>
            <text:p text:style-name="P22">Telefon:<text:line-break/><text:line-break/><text:span text:style-name="T20">HTML5-kompatibel webbläsare</text:span></text:p>
          </table:table-cell>
          <table:table-cell table:style-name="Tabell1.A1" office:value-type="string">
            <text:p text:style-name="P10"><text:span text:style-name="Standardstycketeckensnitt">”</text:span><text:span text:style-name="Standardstycketeckensnitt"><text:span text:style-name="T20">Fältet (för telefonnummer) får ej lämnas blankt”</text:span></text:span></text:p>
          </table:table-cell>
          <table:table-cell table:style-name="Tabell1.A1" office:value-type="string">
            <text:p text:style-name="P7"><text:span text:style-name="Standardstycketeckensnitt">”</text:span><text:span text:style-name="Standardstycketeckensnitt"><text:span text:style-name="T20">Fältet (för telefonnummer) får ej lämnas blankt”</text:span></text:span></text:p>
          </table:table-cell>
          <table:table-cell table:style-name="Tabell1.A1" office:value-type="string">
            <text:p text:style-name="P8"><text:span text:style-name="Standardstycketeckensnitt"><text:span text:style-name="T11">Nej</text:span></text:span></text:p>
          </table:table-cell>
        </table:table-row>
        <table:table-row table:style-name="Tabell1.2">
          <table:table-cell table:style-name="Tabell1.A2" office:value-type="string">
            <text:p text:style-name="P9"><text:span text:style-name="Standardstycketeckensnitt"><text:span text:style-name="T2">#3</text:span></text:span></text:p>
          </table:table-cell>
          <table:table-cell table:style-name="Tabell1.A2" office:value-type="string">
            <text:p text:style-name="P18"><text:span text:style-name="T19">Förnamn</text:span>: <text:span text:style-name="T20">Peter</text:span><text:line-break/><text:span text:style-name="T19">Efternamn</text:span>: <text:span text:style-name="T20">Bishop</text:span></text:p>
            <text:p text:style-name="P22">Telefon:<text:line-break/><text:line-break/><text:span text:style-name="T20">HTML5-icke-kompatibel webbläsare/required avstängt i form.</text:span></text:p>
          </table:table-cell>
          <table:table-cell table:style-name="Tabell1.A2" office:value-type="string">
            <text:p text:style-name="P34"><text:span text:style-name="Standardstycketeckensnitt"><text:span text:style-name="T20">Genererar ett felmeddelande</text:span></text:span></text:p>
          </table:table-cell>
          <table:table-cell table:style-name="Tabell1.A2" office:value-type="string">
            <text:p text:style-name="P42"><text:span text:style-name="Standardstycketeckensnitt"><text:span text:style-name="T21">”Medlemmen har nu lagts till i registret”.</text:span></text:span></text:p>
          </table:table-cell>
          <table:table-cell table:style-name="Tabell1.A2" office:value-type="string">
            <text:p text:style-name="P42"><text:span text:style-name="Standardstycketeckensnitt"><text:span text:style-name="T22">Ja</text:span></text:span></text:p>
          </table:table-cell>
        </table:table-row>
        <table:table-row table:style-name="Tabell1.1">
          <table:table-cell table:style-name="Tabell1.A1" office:value-type="string">
            <text:p text:style-name="P9"><text:span text:style-name="Standardstycketeckensnitt"><text:span text:style-name="T2">#4</text:span></text:span></text:p>
          </table:table-cell>
          <table:table-cell table:style-name="Tabell1.A1" office:value-type="string">
            <text:p text:style-name="P18"><text:span text:style-name="T19">Förnamn</text:span>:<text:line-break/><text:span text:style-name="T19">Efternamn</text:span>:</text:p>
            <text:p text:style-name="P22">Telefon:<text:line-break/><text:line-break/><text:span text:style-name="T20">HTML5-kompatibel webbläsare</text:span></text:p>
          </table:table-cell>
          <table:table-cell table:style-name="Tabell1.A1" office:value-type="string">
            <text:p text:style-name="P36"><text:span text:style-name="Standardstycketeckensnitt">”</text:span><text:span text:style-name="Standardstycketeckensnitt"><text:span text:style-name="T20">Fältet (för förnamn, efternamn samt telefonnummer) får ej lämnas blankt”</text:span></text:span></text:p>
          </table:table-cell>
          <table:table-cell table:style-name="Tabell1.A1" office:value-type="string">
            <text:p text:style-name="P42"><text:span text:style-name="Standardstycketeckensnitt"><text:span text:style-name="T15">”Fältet (för förnamn, efternamn och telefonnummer) får ej lämnas blankt”.</text:span></text:span></text:p>
          </table:table-cell>
          <table:table-cell table:style-name="Tabell1.A1" office:value-type="string">
            <text:p text:style-name="P8"><text:span text:style-name="Standardstycketeckensnitt"><text:span text:style-name="T11">Nej</text:span></text:span></text:p>
          </table:table-cell>
        </table:table-row>
        <table:table-row table:style-name="Tabell1.1">
          <table:table-cell table:style-name="Tabell1.A6" office:value-type="string">
            <text:p text:style-name="P46">#5</text:p>
          </table:table-cell>
          <table:table-cell table:style-name="Tabell1.B6" office:value-type="string">
            <text:p text:style-name="P18"><text:span text:style-name="T19">Förnamn</text:span>:<text:line-break/><text:span text:style-name="T19">Efternamn</text:span>:</text:p>
            <text:p text:style-name="P22">Telefon:<text:line-break/><text:line-break/><text:span text:style-name="T20">HTML5-icke-kompatibel webbläsare/required avstängt i form.</text:span></text:p>
          </table:table-cell>
          <table:table-cell table:style-name="Tabell1.C6" office:value-type="string">
            <text:p text:style-name="P36"><text:span text:style-name="Standardstycketeckensnitt"><text:span text:style-name="T20">Genererar ett felmeddelande</text:span></text:span></text:p>
          </table:table-cell>
          <table:table-cell table:style-name="Tabell1.D6" office:value-type="string">
            <text:p text:style-name="P42"><text:span text:style-name="Standardstycketeckensnitt"><text:span text:style-name="T21">”Medlemmen har nu lagts till i registret”.</text:span></text:span></text:p>
          </table:table-cell>
          <table:table-cell table:style-name="Tabell1.E6" office:value-type="string">
            <text:p text:style-name="P42"><text:span text:style-name="Standardstycketeckensnitt"><text:span text:style-name="T22">Ja</text:span></text:span></text:p>
          </table:table-cell>
        </table:table-row>
      </table:table>
      <text:h text:style-name="P57" text:outline-level="2">3.1.<text:span text:style-name="T16">1</text:span> Kommentarer kring testerna</text:h>
      <text:p text:style-name="P2">Testerna ovan påvisar att:</text:p>
      <text:list xml:id="list396128375938140443" text:style-name="L1">
        <text:list-item>
          <text:p text:style-name="P54">Applikationen framgångsrikt kan lägga till nya medlemmar i registret.</text:p>
        </text:list-item>
        <text:list-item>
          <text:p text:style-name="P54">Applikationen validerar input på klientsidan korrekt.</text:p>
        </text:list-item>
        <text:list-item>
          <text:p text:style-name="P54">Applikationen validerar ej input på serversidan korrekt, fält kan lämnas tomma.</text:p>
        </text:list-item>
      </text:list>
      <text:h text:style-name="P52" text:outline-level="1"><text:soft-page-break/><text:span text:style-name="Standardstycketeckensnitt"><text:span text:style-name="T4">3</text:span></text:span><text:span text:style-name="Standardstycketeckensnitt"><text:span text:style-name="T3">.</text:span></text:span><text:span text:style-name="Standardstycketeckensnitt"><text:span text:style-name="T6">2</text:span></text:span><text:span text:style-name="Standardstycketeckensnitt"><text:span text:style-name="T3"> </text:span></text:span><text:span text:style-name="Standardstycketeckensnitt"><text:span text:style-name="T6">Ta bort</text:span></text:span><text:span text:style-name="Standardstycketeckensnitt"><text:span text:style-name="T5"> medlem</text:span></text:span></text:h>
      <text:p text:style-name="P15"><text:span text:style-name="Standardstycketeckensnitt"><text:span text:style-name="T9">Vid listning av medlemmar skall även länkning för var medlem vars uppgift är att radera denna ur registret presenteras, efter att systemet på klientsidan dubbelkollat att man verkligen vill radera denna medlem.</text:span></text:span></text:p>
      <table:table table:name="Tabell2" table:style-name="Tabell2">
        <table:table-column table:style-name="Tabell2.A"/>
        <table:table-column table:style-name="Tabell2.B"/>
        <table:table-column table:style-name="Tabell2.C"/>
        <table:table-column table:style-name="Tabell2.D"/>
        <table:table-column table:style-name="Tabell2.E"/>
        <table:table-row table:style-name="Tabell2.1">
          <table:table-cell table:style-name="Tabell2.A1" office:value-type="string">
            <text:p text:style-name="P28">ID</text:p>
          </table:table-cell>
          <table:table-cell table:style-name="Tabell2.A1" office:value-type="string">
            <text:p text:style-name="P28">INPUT</text:p>
          </table:table-cell>
          <table:table-cell table:style-name="Tabell2.A1" office:value-type="string">
            <text:p text:style-name="P28">FÖRVÄNTAD OUTPUT</text:p>
          </table:table-cell>
          <table:table-cell table:style-name="Tabell2.A1" office:value-type="string">
            <text:p text:style-name="P28">FAKTISKT OUTPUT</text:p>
          </table:table-cell>
          <table:table-cell table:style-name="Tabell2.A1" office:value-type="string">
            <text:p text:style-name="P28">Fel</text:p>
          </table:table-cell>
        </table:table-row>
        <table:table-row table:style-name="Tabell2.2">
          <table:table-cell table:style-name="Tabell2.A2" office:value-type="string">
            <text:p text:style-name="P30"><text:span text:style-name="Standardstycketeckensnitt"><text:span text:style-name="T2">#1</text:span></text:span></text:p>
          </table:table-cell>
          <table:table-cell table:style-name="Tabell2.A2" office:value-type="string">
            <text:p text:style-name="P25">Vill radera medlem ur registret: klick på raderalänk med JS aktiverat. </text:p>
          </table:table-cell>
          <table:table-cell table:style-name="Tabell2.A2" office:value-type="string">
            <text:p text:style-name="P39"><text:span text:style-name="T15">P</text:span>opup som frågar om man verkligen vill radera medlemmen ur registret, vid bekräftelse raderas medlemmen.</text:p>
          </table:table-cell>
          <table:table-cell table:style-name="Tabell2.A2" office:value-type="string">
            <text:p text:style-name="P43">”<text:span text:style-name="T24">Popup som frågar om jag verkligen vill radera posten (medlemmen), vid ja så raderas denne”.</text:span></text:p>
          </table:table-cell>
          <table:table-cell table:style-name="Tabell2.A2" office:value-type="string">
            <text:p text:style-name="P43">Nej</text:p>
          </table:table-cell>
        </table:table-row>
        <table:table-row table:style-name="Tabell2.1">
          <table:table-cell table:style-name="Tabell2.A1" office:value-type="string">
            <text:p text:style-name="P30"><text:span text:style-name="Standardstycketeckensnitt"><text:span text:style-name="T2">#2</text:span></text:span></text:p>
          </table:table-cell>
          <table:table-cell table:style-name="Tabell2.A1" office:value-type="string">
            <text:p text:style-name="P26"><text:span text:style-name="T20">Vill radera medlem ur registret: klick på raderalänk med JS avaktiverat. </text:span></text:p>
          </table:table-cell>
          <table:table-cell table:style-name="Tabell2.A1" office:value-type="string">
            <text:p text:style-name="P40"><text:span text:style-name="Standardstycketeckensnitt"><text:span text:style-name="T25">Medlemmen raderas ur registret.</text:span></text:span></text:p>
          </table:table-cell>
          <table:table-cell table:style-name="Tabell2.A1" office:value-type="string">
            <text:p text:style-name="P43"><text:span text:style-name="Standardstycketeckensnitt">”</text:span><text:span text:style-name="Standardstycketeckensnitt"><text:span text:style-name="T25">Medlemmen raderas ur registret”.</text:span></text:span></text:p>
          </table:table-cell>
          <table:table-cell table:style-name="Tabell2.A1" office:value-type="string">
            <text:p text:style-name="P43"><text:span text:style-name="Standardstycketeckensnitt">Nej</text:span></text:p>
          </table:table-cell>
        </table:table-row>
        <table:table-row table:style-name="Tabell2.2">
          <table:table-cell table:style-name="Tabell2.A2" office:value-type="string">
            <text:p text:style-name="P30"><text:span text:style-name="Standardstycketeckensnitt"><text:span text:style-name="T2">#3</text:span></text:span></text:p>
          </table:table-cell>
          <table:table-cell table:style-name="Tabell2.A2" office:value-type="string">
            <text:p text:style-name="P27"><text:span text:style-name="T20">Vill inte radera medlem ur registret: klick på raderalänk med JS aktiverat. </text:span></text:p>
          </table:table-cell>
          <table:table-cell table:style-name="Tabell2.A2" office:value-type="string">
            <text:p text:style-name="P41"><text:span text:style-name="Standardstycketeckensnitt"><text:span text:style-name="T15">Popup som frågar om man verkligen vill radera medlemmen ur registret, vid avbryt raderas inte medlemmen.</text:span></text:span></text:p>
          </table:table-cell>
          <table:table-cell table:style-name="Tabell2.A2" office:value-type="string">
            <text:p text:style-name="P44"><text:span text:style-name="Standardstycketeckensnitt"><text:span text:style-name="T15">”Medlemmen raderas inte ur registret”.</text:span></text:span></text:p>
          </table:table-cell>
          <table:table-cell table:style-name="Tabell2.A2" office:value-type="string">
            <text:p text:style-name="P44"><text:span text:style-name="Standardstycketeckensnitt"><text:span text:style-name="T20">Nej</text:span></text:span></text:p>
          </table:table-cell>
        </table:table-row>
        <table:table-row table:style-name="Tabell2.1">
          <table:table-cell table:style-name="Tabell2.A1" office:value-type="string">
            <text:p text:style-name="P30"><text:span text:style-name="Standardstycketeckensnitt"><text:span text:style-name="T2">#4</text:span></text:span></text:p>
          </table:table-cell>
          <table:table-cell table:style-name="Tabell2.A1" office:value-type="string">
            <text:p text:style-name="P27"><text:span text:style-name="T20">Vill inte radera medlem ur registret: klick på raderalänk med JS avaktiverat. </text:span></text:p>
          </table:table-cell>
          <table:table-cell table:style-name="Tabell2.A1" office:value-type="string">
            <text:p text:style-name="P41"><text:span text:style-name="Standardstycketeckensnitt"><text:span text:style-name="T25">Medlemmen raderas ur registret.</text:span></text:span></text:p>
          </table:table-cell>
          <table:table-cell table:style-name="Tabell2.A1" office:value-type="string">
            <text:p text:style-name="P44"><text:span text:style-name="Standardstycketeckensnitt"><text:span text:style-name="T15">”Medlemmen raderas ur registret”.</text:span></text:span></text:p>
          </table:table-cell>
          <table:table-cell table:style-name="Tabell2.A1" office:value-type="string">
            <text:p text:style-name="P43"><text:span text:style-name="Standardstycketeckensnitt">Nej</text:span></text:p>
          </table:table-cell>
        </table:table-row>
      </table:table>
      <text:h text:style-name="P58" text:outline-level="2">3.<text:span text:style-name="T26">2</text:span>.<text:span text:style-name="T26">1</text:span> Kommentarer kring testerna</text:h>
      <text:p text:style-name="P12">Testerna ovan påvisar att:</text:p>
      <text:list xml:id="list163148151141145" text:continue-numbering="true" text:style-name="L1">
        <text:list-item>
          <text:p text:style-name="P55">Applikationen framgångsrikt kan <text:span text:style-name="T25">radera </text:span>medlemmar <text:span text:style-name="T25">ur</text:span> registret.</text:p>
        </text:list-item>
        <text:list-item>
          <text:p text:style-name="P55">Applikationen validerar <text:span text:style-name="T25">raderingen på klientsidan.</text:span></text:p>
        </text:list-item>
        <text:list-item>
          <text:p text:style-name="P55">Applikationen validerar ej <text:span text:style-name="T25">raderingen på serversidan, vilket är överflödigt.</text:span></text:p>
        </text:list-item>
      </text:list>
      <text:h text:style-name="P53" text:outline-level="1"><text:span text:style-name="Standardstycketeckensnitt"><text:span text:style-name="T4">3</text:span></text:span><text:span text:style-name="Standardstycketeckensnitt"><text:span text:style-name="T3">.</text:span></text:span><text:span text:style-name="Standardstycketeckensnitt"><text:span text:style-name="T7">3</text:span></text:span><text:span text:style-name="Standardstycketeckensnitt"><text:span text:style-name="T3"> </text:span></text:span><text:span text:style-name="Standardstycketeckensnitt"><text:span text:style-name="T7">Uppdatera</text:span></text:span><text:span text:style-name="Standardstycketeckensnitt"><text:span text:style-name="T5"> medlem</text:span></text:span></text:h>
      <text:p text:style-name="P16"><text:span text:style-name="Standardstycketeckensnitt"><text:span text:style-name="T8">För att </text:span></text:span><text:span text:style-name="Standardstycketeckensnitt"><text:span text:style-name="T10">uppdatera</text:span></text:span><text:span text:style-name="Standardstycketeckensnitt"><text:span text:style-name="T8"> en medlem i registret skall medlemmens alla uppgifter fyllas i (förnamn, efternamn, telefonnummer) Uppfylls inte alla kraven skall medlemmen ej läggas till i registret och användaren informeras om varför.</text:span></text:span></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P29">ID</text:p>
          </table:table-cell>
          <table:table-cell table:style-name="Tabell3.A1" office:value-type="string">
            <text:p text:style-name="P29">INPUT</text:p>
          </table:table-cell>
          <table:table-cell table:style-name="Tabell3.A1" office:value-type="string">
            <text:p text:style-name="P29">FÖRVÄNTAD OUTPUT</text:p>
          </table:table-cell>
          <table:table-cell table:style-name="Tabell3.A1" office:value-type="string">
            <text:p text:style-name="P29">FAKTISKT OUTPUT</text:p>
          </table:table-cell>
          <table:table-cell table:style-name="Tabell3.A1" office:value-type="string">
            <text:p text:style-name="P29">Fel</text:p>
          </table:table-cell>
        </table:table-row>
        <table:table-row table:style-name="Tabell3.2">
          <table:table-cell table:style-name="Tabell3.A2" office:value-type="string">
            <text:p text:style-name="P31"><text:span text:style-name="Standardstycketeckensnitt"><text:span text:style-name="T2">#1</text:span></text:span></text:p>
          </table:table-cell>
          <table:table-cell table:style-name="Tabell3.A2" office:value-type="string">
            <text:p text:style-name="P20"><text:span text:style-name="T19">Förnamn</text:span>: <text:span text:style-name="T19">George R.R</text:span><text:line-break/><text:span text:style-name="T19">Efternamn</text:span>: <text:span text:style-name="T19">Martin</text:span></text:p>
            <text:p text:style-name="P24">Telefon: 555-343232</text:p>
          </table:table-cell>
          <table:table-cell table:style-name="Tabell3.A2" office:value-type="string">
            <text:p text:style-name="P33"><text:span text:style-name="T15">Medlemmen har nu lagts till i registret!</text:span></text:p>
          </table:table-cell>
          <table:table-cell table:style-name="Tabell3.A2" office:value-type="string">
            <text:p text:style-name="P45">”<text:span text:style-name="T19">Medlemmen uppdaterades”.</text:span></text:p>
          </table:table-cell>
          <table:table-cell table:style-name="Tabell3.A2" office:value-type="string">
            <text:p text:style-name="P45">Nej</text:p>
          </table:table-cell>
        </table:table-row>
        <table:table-row table:style-name="Tabell3.1">
          <table:table-cell table:style-name="Tabell3.A1" office:value-type="string">
            <text:p text:style-name="P31"><text:span text:style-name="Standardstycketeckensnitt"><text:span text:style-name="T2">#2</text:span></text:span></text:p>
          </table:table-cell>
          <table:table-cell table:style-name="Tabell3.A1" office:value-type="string">
            <text:p text:style-name="P20"><text:span text:style-name="T19">Förnamn</text:span>: <text:span text:style-name="T20">Peter</text:span><text:line-break/><text:span text:style-name="T19">Efternamn</text:span>: <text:span text:style-name="T20">Bishop</text:span></text:p>
            <text:p text:style-name="P24">Telefon:<text:line-break/><text:line-break/><text:span text:style-name="T20">HTML5-kompatibel webbläsare</text:span></text:p>
          </table:table-cell>
          <table:table-cell table:style-name="Tabell3.A1" office:value-type="string">
            <text:p text:style-name="P35"><text:span text:style-name="Standardstycketeckensnitt">”</text:span><text:span text:style-name="Standardstycketeckensnitt"><text:span text:style-name="T20">Fältet (för telefonnummer) får ej lämnas blankt”</text:span></text:span></text:p>
          </table:table-cell>
          <table:table-cell table:style-name="Tabell3.A1" office:value-type="string">
            <text:p text:style-name="P45"><text:span text:style-name="Standardstycketeckensnitt">”</text:span><text:span text:style-name="Standardstycketeckensnitt"><text:span text:style-name="T20">Fältet (för telefonnummer) får ej lämnas blankt”</text:span></text:span></text:p>
          </table:table-cell>
          <table:table-cell table:style-name="Tabell3.A1" office:value-type="string">
            <text:p text:style-name="P45"><text:span text:style-name="Standardstycketeckensnitt">Nej</text:span></text:p>
          </table:table-cell>
        </table:table-row>
        <table:table-row table:style-name="Tabell3.2">
          <table:table-cell table:style-name="Tabell3.A2" office:value-type="string">
            <text:p text:style-name="P31"><text:span text:style-name="Standardstycketeckensnitt"><text:span text:style-name="T2">#3</text:span></text:span></text:p>
          </table:table-cell>
          <table:table-cell table:style-name="Tabell3.A2" office:value-type="string">
            <text:p text:style-name="P20"><text:span text:style-name="T19">Förnamn</text:span>: <text:span text:style-name="T20">Peter</text:span><text:line-break/><text:span text:style-name="T19">Efternamn</text:span>: <text:span text:style-name="T20">Bishop</text:span></text:p>
            <text:p text:style-name="P24">Telefon:<text:line-break/><text:soft-page-break/><text:line-break/><text:span text:style-name="T20">HTML5-icke-kompatibel webbläsare/required avstängt i form.</text:span></text:p>
          </table:table-cell>
          <table:table-cell table:style-name="Tabell3.A2" office:value-type="string">
            <text:p text:style-name="P35"><text:span text:style-name="Standardstycketeckensnitt"><text:span text:style-name="T20">Genererar ett felmeddelande</text:span></text:span></text:p>
          </table:table-cell>
          <table:table-cell table:style-name="Tabell3.A2" office:value-type="string">
            <text:p text:style-name="P45"><text:span text:style-name="Standardstycketeckensnitt"><text:span text:style-name="T21">”</text:span></text:span><text:span text:style-name="Standardstycketeckensnitt"><text:span text:style-name="T23">Medlemmen uppdaterades</text:span></text:span><text:span text:style-name="Standardstycketeckensnitt"><text:span text:style-name="T21">”.</text:span></text:span></text:p>
          </table:table-cell>
          <table:table-cell table:style-name="Tabell3.A2" office:value-type="string">
            <text:p text:style-name="P45"><text:span text:style-name="Standardstycketeckensnitt"><text:span text:style-name="T22">Ja</text:span></text:span></text:p>
          </table:table-cell>
        </table:table-row>
        <table:table-row table:style-name="Tabell3.1">
          <table:table-cell table:style-name="Tabell3.A1" office:value-type="string">
            <text:p text:style-name="P31"><text:span text:style-name="Standardstycketeckensnitt"><text:span text:style-name="T2">#4</text:span></text:span></text:p>
          </table:table-cell>
          <table:table-cell table:style-name="Tabell3.A1" office:value-type="string">
            <text:p text:style-name="P20"><text:span text:style-name="T19">Förnamn</text:span>:<text:line-break/><text:span text:style-name="T19">Efternamn</text:span>:</text:p>
            <text:p text:style-name="P24">Telefon:<text:line-break/><text:line-break/><text:span text:style-name="T20">HTML5-kompatibel webbläsare</text:span></text:p>
          </table:table-cell>
          <table:table-cell table:style-name="Tabell3.A1" office:value-type="string">
            <text:p text:style-name="P38"><text:span text:style-name="Standardstycketeckensnitt">”</text:span><text:span text:style-name="Standardstycketeckensnitt"><text:span text:style-name="T20">Fältet (för förnamn, efternamn samt telefonnummer) får ej lämnas blankt”</text:span></text:span></text:p>
          </table:table-cell>
          <table:table-cell table:style-name="Tabell3.A1" office:value-type="string">
            <text:p text:style-name="P45"><text:span text:style-name="Standardstycketeckensnitt"><text:span text:style-name="T15">”Fältet (för förnamn, efternamn och telefonnummer) får ej lämnas blankt”.</text:span></text:span></text:p>
          </table:table-cell>
          <table:table-cell table:style-name="Tabell3.A1" office:value-type="string">
            <text:p text:style-name="P45"><text:span text:style-name="Standardstycketeckensnitt">Nej</text:span></text:p>
          </table:table-cell>
        </table:table-row>
        <table:table-row table:style-name="Tabell3.1">
          <table:table-cell table:style-name="Tabell3.A6" office:value-type="string">
            <text:p text:style-name="P48">#5</text:p>
          </table:table-cell>
          <table:table-cell table:style-name="Tabell3.B6" office:value-type="string">
            <text:p text:style-name="P20"><text:span text:style-name="T19">Förnamn</text:span>:<text:line-break/><text:span text:style-name="T19">Efternamn</text:span>:</text:p>
            <text:p text:style-name="P24">Telefon:<text:line-break/><text:line-break/><text:span text:style-name="T20">HTML5-icke-kompatibel webbläsare/required avstängt i form.</text:span></text:p>
          </table:table-cell>
          <table:table-cell table:style-name="Tabell3.C6" office:value-type="string">
            <text:p text:style-name="P38"><text:span text:style-name="Standardstycketeckensnitt"><text:span text:style-name="T20">Genererar ett felmeddelande</text:span></text:span></text:p>
          </table:table-cell>
          <table:table-cell table:style-name="Tabell3.D6" office:value-type="string">
            <text:p text:style-name="P45"><text:span text:style-name="Standardstycketeckensnitt"><text:span text:style-name="T21">”Medlemmen </text:span></text:span><text:span text:style-name="Standardstycketeckensnitt"><text:span text:style-name="T23">uppdaterades</text:span></text:span><text:span text:style-name="Standardstycketeckensnitt"><text:span text:style-name="T21">”.</text:span></text:span></text:p>
          </table:table-cell>
          <table:table-cell table:style-name="Tabell3.E6" office:value-type="string">
            <text:p text:style-name="P45"><text:span text:style-name="Standardstycketeckensnitt"><text:span text:style-name="T22">Ja</text:span></text:span></text:p>
          </table:table-cell>
        </table:table-row>
      </table:table>
      <text:h text:style-name="P59" text:outline-level="2">3.<text:span text:style-name="T26">3</text:span>.<text:span text:style-name="T16">1</text:span> Kommentarer kring testerna</text:h>
      <text:p text:style-name="P13">Testerna ovan påvisar att:</text:p>
      <text:list xml:id="list163148163165131" text:continue-numbering="true" text:style-name="L1">
        <text:list-item>
          <text:p text:style-name="P56">Applikationen framgångsrikt kan <text:span text:style-name="T26">uppdatera </text:span>medlemmar i registret.</text:p>
        </text:list-item>
        <text:list-item>
          <text:p text:style-name="P56">Applikationen validerar input på klientsidan korrekt.</text:p>
        </text:list-item>
        <text:list-item>
          <text:p text:style-name="P56">Applikationen validerar ej input på serversidan korrekt, fält kan lämnas tom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Quattrocento" svg:font-family="Quattrocento, Georgia, Tahoma, Verdana, Aria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sv" fo:country="S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styck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tnots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stycketeckensnitt" style:family="text"/>
    <style:style style:name="Rubrik_20_1_20_Char" style:display-name="Rubrik 1 Char" style:family="text" style:parent-style-name="Standardstycketeckensnit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Rubrik_20_2_20_Char" style:display-name="Rubrik 2 Char" style:family="text" style:parent-style-name="Standardstycketeckensnit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Rubrik_20_Char" style:display-name="Rubrik Char" style:family="text" style:parent-style-name="Standardstycketeckensnit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Fotnotstext_20_Char" style:display-name="Fotnotstext Char" style:family="text" style:parent-style-name="Standardstycketeckensnitt">
      <style:text-properties fo:font-size="10pt" style:font-size-asian="10pt" style:font-size-complex="10pt"/>
    </style:style>
    <style:style style:name="Fotnotsreferens" style:family="text" style:parent-style-name="Standardstycketeckensnitt">
      <style:text-properties style:text-position="super 64%"/>
    </style:style>
    <style:style style:name="Hyperlänk" style:family="text" style:parent-style-name="Standardstycketeckensnit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tnotsreferens" text:citation-body-style-name="Fotnotsreferens"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
    <dc:description/>
    <dc:subject/>
    <meta:initial-creator>Robert Roos</meta:initial-creator>
    <meta:creation-date>2014-01-10T14:17:00Z</meta:creation-date>
    <dc:date>2014-01-10T16:31:48.088000000</dc:date>
    <meta:editing-cycles>13</meta:editing-cycles>
    <meta:editing-duration>PT1H6M32S</meta:editing-duration>
    <meta:document-statistic meta:table-count="3" meta:image-count="0" meta:object-count="0" meta:page-count="4" meta:paragraph-count="124" meta:word-count="729" meta:character-count="5273" meta:non-whitespace-character-count="4665"/>
    <meta:template xlink:type="simple" xlink:actuate="onRequest" xlink:title="" xlink:href="../Blackboxtestning%20-%20Pass%201.odt/Normal"/>
  </office:meta>
</office:document-meta>
</file>